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115cm" fo:margin-left="-0.123cm" fo:margin-right="0.007cm" table:align="margins" style:writing-mode="lr-tb"/>
    </style:style>
    <style:style style:name="Tabella1.A" style:family="table-column">
      <style:table-column-properties style:column-width="7.458cm" style:rel-column-width="28556*"/>
    </style:style>
    <style:style style:name="Tabella1.B" style:family="table-column">
      <style:table-column-properties style:column-width="9.657cm" style:rel-column-width="36979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 style:master-page-name="">
      <style:table-properties style:width="16.999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a2.A" style:family="table-column">
      <style:table-column-properties style:column-width="8.498cm" style:rel-column-width="4818*"/>
    </style:style>
    <style:style style:name="Tabella2.B" style:family="table-column">
      <style:table-column-properties style:column-width="8.5cm" style:rel-column-width="4819*"/>
    </style:style>
    <style:style style:name="Tabella2.A1" style:family="table-cell">
      <style:table-cell-properties fo:padding="0cm" fo:border="none"/>
    </style:style>
    <style:style style:name="Tabella2.5" style:family="table-row">
      <style:table-row-properties fo:background-color="transparent" style:keep-together="true" fo:keep-together="auto">
        <style:background-image/>
      </style:table-row-properties>
    </style:style>
    <style:style style:name="Tabella2.A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it" fo:country="IT" fo:font-weight="normal" style:font-size-asian="16pt" style:language-asian="zxx" style:country-asian="none" style:font-weight-asian="normal" style:font-name-complex="Times New Roman" style:language-complex="zxx" style:country-complex="none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it" fo:country="IT" style:text-underline-style="solid" style:text-underline-width="auto" style:text-underline-color="font-color" fo:font-weight="bold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3" style:family="paragraph" style:parent-style-name="Standard">
      <style:text-properties style:font-name="Times New Roman" fo:font-size="11pt" fo:language="it" fo:country="IT" style:text-underline-style="none" fo:font-weight="bold" style:font-size-asian="11pt" style:language-asian="zxx" style:country-asian="none" style:font-weight-asian="bold" style:font-name-complex="Times New Roman" style:font-size-complex="11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fo:language="it" fo:country="IT" style:text-underline-style="none" fo:font-weight="bold" style:font-name-asian="Times New Roman1" style:font-size-asian="11pt" style:language-asian="zxx" style:country-asian="none" style:font-weight-asian="bold" style:font-name-complex="Times New Roman1" style:font-size-complex="11pt" style:language-complex="zxx" style:country-complex="none" style:font-weight-complex="bold"/>
    </style:style>
    <style:style style:name="P5" style:family="paragraph" style:parent-style-name="Standard">
      <style:text-properties style:font-name="Times New Roman" fo:font-size="11pt" fo:language="it" fo:country="IT" style:text-underline-style="none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text-properties style:font-name="Times New Roman" fo:font-size="11pt" fo:language="it" fo:country="IT" style:text-underline-style="none" fo:font-weight="normal" style:font-size-asian="11pt" style:language-asian="zxx" style:country-asian="none" style:font-weight-asian="normal" style:font-name-complex="Times New Roman" style:font-size-complex="11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fo:language="it" fo:country="IT" style:text-underline-style="none" fo:font-weight="normal" style:font-name-asian="Times New Roman1" style:font-size-asian="11pt" style:language-asian="zxx" style:country-asian="none" style:font-weight-asian="normal" style:font-name-complex="Times New Roman1" style:font-size-complex="11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fo:language="it" fo:country="I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9" style:family="paragraph" style:parent-style-name="Standard">
      <style:text-properties style:font-name="Times New Roman" fo:font-size="11pt" fo:language="it" fo:country="IT" fo:font-weight="bold" style:font-size-asian="11pt" style:language-asian="zxx" style:country-asian="none" style:font-weight-asian="bold" style:font-name-complex="Times New Roman" style:font-size-complex="11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fo:language="it" fo:country="IT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1" style:family="paragraph" style:parent-style-name="Standard">
      <style:paragraph-properties fo:text-align="justify" style:justify-single-word="false" style:snap-to-layout-grid="false">
        <style:tab-stops>
          <style:tab-stop style:position="0cm"/>
        </style:tab-stops>
      </style:paragraph-properties>
      <style:text-properties style:font-name="Times New Roman" fo:font-size="11pt" fo:language="it" fo:country="IT" fo:font-weight="bold" style:font-name-asian="Times New Roman1" style:font-size-asian="11pt" style:language-asian="zxx" style:country-asian="none" style:font-weight-asian="bold" style:font-name-complex="Times New Roman1" style:font-size-complex="11pt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fo:language="it" fo:country="IT" fo:font-weight="bold" style:font-name-asian="Times New Roman1" style:font-size-asian="11pt" style:language-asian="zxx" style:country-asian="none" style:font-weight-asian="bold" style:font-name-complex="Times New Roman1" style:font-size-complex="11pt" style:language-complex="zxx" style:country-complex="none" style:font-weight-complex="bol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Times New Roman" fo:font-size="11pt" fo:language="it" fo:country="IT" fo:font-weight="bold" fo:background-color="transparent" style:font-name-asian="Times New Roman1" style:font-size-asian="11pt" style:language-asian="zxx" style:country-asian="none" style:font-weight-asian="bold" style:font-name-complex="Times New Roman1" style:font-size-complex="11pt" style:language-complex="zxx" style:country-complex="none" style:font-weight-complex="bold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Times New Roman" fo:font-size="11pt" fo:language="it" fo:country="IT" style:font-size-asian="11pt" style:language-asian="zxx" style:country-asian="none" style:font-size-complex="11pt" style:language-complex="zxx" style:country-complex="none"/>
    </style:style>
    <style:style style:name="P15" style:family="paragraph" style:parent-style-name="Standard">
      <style:paragraph-properties fo:text-align="justify" style:justify-single-word="false" style:snap-to-layout-grid="false">
        <style:tab-stops>
          <style:tab-stop style:position="0cm"/>
        </style:tab-stops>
      </style:paragraph-properties>
      <style:text-properties style:font-name="Times New Roman" fo:font-size="11pt" fo:language="it" fo:country="IT" style:font-size-asian="11pt" style:language-asian="zxx" style:country-asian="none" style:font-size-complex="11pt" style:language-complex="zxx" style:country-complex="none"/>
    </style:style>
    <style:style style:name="P16" style:family="paragraph" style:parent-style-name="Standard">
      <style:paragraph-properties fo:text-align="justify" style:justify-single-word="false" style:snap-to-layout-grid="false">
        <style:tab-stops>
          <style:tab-stop style:position="0cm"/>
        </style:tab-stops>
      </style:paragraph-properties>
      <style:text-properties style:font-name="Times New Roman" fo:font-size="11pt" fo:language="it" fo:country="IT" style:font-size-asian="11pt" style:language-asian="zxx" style:country-asian="none" style:font-size-complex="11pt" style:language-complex="zxx" style:country-complex="none" style:font-weight-complex="bold"/>
    </style:style>
    <style:style style:name="P17" style:family="paragraph" style:parent-style-name="Standard">
      <style:text-properties style:font-name="Times New Roman" fo:font-size="11pt" fo:language="it" fo:country="IT" style:font-size-asian="11pt" style:language-asian="zxx" style:country-asian="none" style:font-name-complex="Times New Roman" style:font-size-complex="11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1pt" fo:language="it" fo:country="IT" style:font-size-asian="11pt" style:language-asian="zxx" style:country-asian="none" style:font-name-complex="Times New Roman" style:font-size-complex="11pt" style:language-complex="zxx" style:country-complex="none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it" fo:country="IT" style:font-size-asian="11pt" style:language-asian="zxx" style:country-asian="none" style:font-name-complex="Times New Roman" style:font-size-complex="11pt" style:language-complex="zxx" style:country-complex="none"/>
    </style:style>
    <style:style style:name="P20" style:family="paragraph" style:parent-style-name="Standard">
      <style:paragraph-properties style:snap-to-layout-grid="false"/>
      <style:text-properties style:font-name="Times New Roman" fo:font-size="11pt" fo:language="it" fo:country="IT" style:font-size-asian="11pt" style:language-asian="zxx" style:country-asian="none" style:font-name-complex="Times New Roman" style:font-size-complex="11pt" style:language-complex="zxx" style:country-complex="none"/>
    </style:style>
    <style:style style:name="P21" style:family="paragraph" style:parent-style-name="Standard">
      <style:paragraph-properties fo:text-align="justify" style:justify-single-word="false" style:snap-to-layout-grid="false">
        <style:tab-stops>
          <style:tab-stop style:position="0cm"/>
        </style:tab-stops>
      </style:paragraph-properties>
      <style:text-properties style:font-name="Times New Roman" fo:font-size="11pt" fo:language="it" fo:country="IT" style:font-name-asian="Times New Roman" style:font-size-asian="11pt" style:language-asian="zxx" style:country-asian="none" style:font-name-complex="Times New Roman" style:font-size-complex="11pt" style:language-complex="zxx" style:country-complex="none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1pt" fo:language="it" fo:country="IT" fo:font-weight="normal" style:font-name-asian="Times New Roman1" style:font-size-asian="11pt" style:language-asian="zxx" style:country-asian="none" style:font-weight-asian="normal" style:font-name-complex="Times New Roman1" style:font-size-complex="11pt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1pt" fo:language="it" fo:country="IT" style:text-underline-style="solid" style:text-underline-width="auto" style:text-underline-color="font-color" fo:font-weight="bold" style:font-name-asian="Times New Roman1" style:font-size-asian="11pt" style:language-asian="zxx" style:country-asian="none" style:font-weight-asian="bold" style:font-name-complex="Times New Roman1" style:font-size-complex="11pt" style:language-complex="zxx" style:country-complex="none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1pt" fo:language="it" fo:country="IT" style:text-underline-style="solid" style:text-underline-width="auto" style:text-underline-color="font-color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language-asian="zxx" style:country-asian="none" style:font-weight-asian="bold" style:font-name-complex="Times New Roman" style:font-size-complex="11pt" style:language-complex="zxx" style:country-complex="none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language-asian="zxx" style:country-asian="none" style:font-weight-asian="bold" style:font-name-complex="Times New Roman1" style:font-size-complex="11pt" style:language-complex="zxx" style:country-complex="none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1pt" fo:language="it" fo:country="IT" fo:font-style="italic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Times New Roman" fo:font-size="11pt" fo:language="it" fo:country="IT" fo:font-style="italic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30" style:family="paragraph" style:parent-style-name="WW-Normal_20__28_Web_29_1">
      <style:paragraph-properties fo:margin-top="0.18cm" fo:margin-bottom="0cm" fo:text-align="justify" style:justify-single-word="false"/>
      <style:text-properties style:font-name="Times New Roman" fo:font-size="11pt" fo:language="it" fo:country="IT" fo:font-style="italic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31" style:family="paragraph" style:parent-style-name="Standard">
      <style:text-properties style:font-name="Times New Roman" fo:font-size="11pt" fo:language="it" fo:country="IT" style:text-underline-style="none" style:font-size-asian="11pt" style:language-asian="zxx" style:country-asian="none" style:font-size-complex="11pt" style:language-complex="zxx" style:country-complex="none"/>
    </style:style>
    <style:style style:name="P32" style:family="paragraph" style:parent-style-name="Standard">
      <style:text-properties style:font-name="Times New Roman" fo:font-size="11pt" fo:language="it" fo:country="IT" style:text-underline-style="none" style:font-size-asian="11pt" style:font-name-complex="Times New Roman" style:font-size-complex="11pt"/>
    </style:style>
    <style:style style:name="P33" style:family="paragraph" style:parent-style-name="Standard">
      <style:text-properties style:font-name="Times New Roman" fo:font-size="11pt" fo:language="it" fo:country="IT" style:text-underline-style="none" fo:font-weight="normal" style:font-size-asian="11pt" style:language-asian="zxx" style:country-asian="none" style:font-weight-asian="normal" style:font-name-complex="Times New Roman" style:font-size-complex="11pt" style:language-complex="zxx" style:country-complex="none" style:font-weight-complex="normal"/>
    </style:style>
    <style:style style:name="P34" style:family="paragraph" style:parent-style-name="Standard">
      <style:text-properties style:font-name="Times New Roman" fo:font-size="11pt" fo:language="it" fo:country="IT" style:text-underline-style="none" fo:font-weight="bold" style:font-size-asian="11pt" style:language-asian="zxx" style:country-asian="none" style:font-weight-asian="bold" style:font-name-complex="Times New Roman" style:font-size-complex="11pt" style:language-complex="zxx" style:country-complex="none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1pt" fo:language="it" fo:country="IT" fo:font-weight="bold" style:font-size-asian="11pt" style:language-asian="zxx" style:country-asian="none" style:font-weight-asian="bold" style:font-name-complex="Times New Roman" style:font-size-complex="11pt" style:language-complex="zxx" style:country-complex="none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2pt" fo:language="it" fo:country="IT" fo:font-weight="bold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7" style:family="paragraph" style:parent-style-name="Standard">
      <style:paragraph-properties fo:margin-left="0cm" fo:margin-right="0.499cm" fo:line-height="200%" fo:text-align="justify" style:justify-single-word="false" fo:text-indent="0cm" style:auto-text-indent="false"/>
      <style:text-properties style:font-name="Times New Roman" fo:font-size="11pt" fo:language="it" fo:country="IT" style:text-underline-style="none" fo:font-weight="bold" style:font-size-asian="11pt" style:language-asian="zxx" style:country-asian="none" style:font-weight-asian="bold" style:font-name-complex="Times New Roman" style:font-size-complex="11pt" style:language-complex="zxx" style:country-complex="none"/>
    </style:style>
    <style:style style:name="P38" style:family="paragraph" style:parent-style-name="Standard">
      <style:paragraph-properties fo:margin-left="0cm" fo:margin-right="0.499cm" fo:line-height="200%" fo:text-align="justify" style:justify-single-word="false" fo:text-indent="0cm" style:auto-text-indent="false"/>
      <style:text-properties style:font-name="Times New Roman" fo:font-size="11pt" fo:language="it" fo:country="IT" style:text-underline-style="none" fo:font-weight="normal" style:font-size-asian="11pt" style:language-asian="zxx" style:country-asian="none" style:font-weight-asian="normal" style:font-name-complex="Times New Roman" style:font-size-complex="11pt" style:language-complex="zxx" style:country-complex="none" style:font-weight-complex="normal"/>
    </style:style>
    <style:style style:name="P39" style:family="paragraph" style:parent-style-name="Table_20_Contents">
      <style:text-properties style:font-name="Times New Roman" fo:font-size="11pt" style:font-size-asian="11pt" style:font-size-complex="11pt"/>
    </style:style>
    <style:style style:name="T1" style:family="text">
      <style:text-properties fo:font-weight="bold" style:font-name-asian="Times New Roman" style:font-weight-asian="bold" style:font-name-complex="Times New Roman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name-complex="Times New Roman"/>
    </style:style>
    <style:style style:name="T5" style:family="text">
      <style:text-properties fo:font-weight="bold" style:font-weight-asian="bold" style:font-name-complex="Times New Roman" style:font-weight-complex="normal"/>
    </style:style>
    <style:style style:name="T6" style:family="text">
      <style:text-properties fo:font-weight="bold" style:font-weight-asian="bold" style:font-weight-complex="normal"/>
    </style:style>
    <style:style style:name="T7" style:family="text">
      <style:text-properties style:font-name-asian="Times New Roman" style:font-name-complex="Times New Roman"/>
    </style:style>
    <style:style style:name="T8" style:family="text">
      <style:text-properties style:font-name-asian="Times New Roman" style:font-name-complex="Times New Roman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weight-asian="normal" style:font-name-complex="Times New Roman" style:font-weight-complex="normal"/>
    </style:style>
    <style:style style:name="T11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style:font-name-asian="Times New Roman1" style:font-name-complex="Times New Roman1"/>
    </style:style>
    <style:style style:name="T13" style:family="text">
      <style:text-properties style:font-name-asian="Times New Roman1" style:font-name-complex="Times New Roman1" style:font-weight-complex="bold"/>
    </style:style>
    <style:style style:name="T14" style:family="text">
      <style:text-properties style:font-name-asian="Times New Roman1" style:font-weight-complex="bold"/>
    </style:style>
    <style:style style:name="T15" style:family="text">
      <style:text-properties style:font-name-complex="Times New Roman"/>
    </style:style>
    <style:style style:name="T16" style:family="text">
      <style:text-properties style:language-asian="zxx" style:country-asian="none" style:language-complex="zxx" style:country-complex="none"/>
    </style:style>
    <style:style style:name="T17" style:family="text">
      <style:text-properties style:font-weight-complex="bold"/>
    </style:style>
    <style:style style:name="T18" style:family="text">
      <style:text-properties style:text-underline-style="solid" style:text-underline-width="auto" style:text-underline-color="font-color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TORE PIANIFICAZIONE TERRITORIALE </text:p>
      <text:p text:style-name="P1">Servizio Edilizia Privata</text:p>
      <text:p text:style-name="P2">SCIA</text:p>
      <text:p text:style-name="P3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5"><text:span text:style-name="T4">data di presentazione:</text:span><text:span text:style-name="T10"> [onload.data_presentazione]</text:span></text:p>
          </table:table-cell>
          <table:table-cell table:style-name="Tabella2.A1" office:value-type="string">
            <text:p text:style-name="P5"><text:span text:style-name="T4">protocollo</text:span><text:span text:style-name="T15">: [prot] <text:s text:c="2"/>del [data_protocollo] <text:s text:c="3"/></text:span></text:p>
          </table:table-cell>
        </table:table-row>
        <table:table-row>
          <table:table-cell table:style-name="Tabella2.A1" office:value-type="string">
            <text:p text:style-name="P39"/>
          </table:table-cell>
          <table:table-cell table:style-name="Tabella2.A1" office:value-type="string">
            <text:p text:style-name="P39"/>
          </table:table-cell>
        </table:table-row>
        <table:table-row>
          <table:table-cell table:style-name="Tabella2.A1" table:number-columns-spanned="2" office:value-type="string">
            <text:p text:style-name="P5"><text:span text:style-name="T4">richiedente:</text:span><text:span text:style-name="T15"> </text:span><text:span text:style-name="T10">[richiedenti.nominativo;block=tbs:p] in qualità di [richiedenti.titolod] della [richiedenti.ragsoc]</text:span></text:p>
            <text:p text:style-name="P5"><text:span text:style-name="T10"><text:s/></text:span></text:p>
          </table:table-cell>
          <table:covered-table-cell/>
        </table:table-row>
        <table:table-row>
          <table:table-cell table:style-name="Tabella2.A1" table:number-columns-spanned="2" office:value-type="string">
            <text:p text:style-name="P5"><text:span text:style-name="T4">progettista: </text:span><text:span text:style-name="T10">[elenco_progettisti]</text:span></text:p>
            <text:p text:style-name="P5"><text:span text:style-name="T10"/></text:p>
          </table:table-cell>
          <table:covered-table-cell/>
        </table:table-row>
        <table:table-row table:style-name="Tabella2.5">
          <table:table-cell table:style-name="Tabella2.A5" table:number-columns-spanned="2" office:value-type="string">
            <text:p text:style-name="P32"><text:span text:style-name="T6">intervento:</text:span><text:span text:style-name="T9"> [oggetto] </text:span></text:p>
            <text:p text:style-name="P32"><text:span text:style-name="T9"/></text:p>
          </table:table-cell>
          <table:covered-table-cell/>
        </table:table-row>
        <table:table-row table:style-name="Tabella2.5">
          <table:table-cell table:style-name="Tabella2.A5" table:number-columns-spanned="2" office:value-type="string">
            <text:p text:style-name="P32"><text:span text:style-name="T3">Ubicazione: </text:span>Savona, [ubicazione] </text:p>
            <text:p text:style-name="P32"/>
          </table:table-cell>
          <table:covered-table-cell/>
        </table:table-row>
        <table:table-row table:style-name="Tabella2.5">
          <table:table-cell table:style-name="Tabella2.A5" table:number-columns-spanned="2" office:value-type="string">
            <text:p text:style-name="P32">NCT: <text:span text:style-name="T9">[elenco_ct]<text:tab/></text:span><text:tab/><text:tab/><text:tab/> <text:s text:c="6"/>NCEU: <text:s text:c="2"/><text:span text:style-name="T9">[elenco_cu] </text:span></text:p>
            <text:p text:style-name="P32"><text:span text:style-name="T9"/></text:p>
          </table:table-cell>
          <table:covered-table-cell/>
        </table:table-row>
        <table:table-row>
          <table:table-cell table:style-name="Tabella2.A1" table:number-columns-spanned="2" office:value-type="string">
            <text:p text:style-name="P3">inquadramento urbanistico:</text:p>
            <text:p text:style-name="P6">P.U.C. Ambito <text:s text:c="6"/><text:span text:style-name="T17">[zone_piano_6]</text:span></text:p>
            <text:p text:style-name="P38">P.U.C. SubAmbito<text:span text:style-name="T17">[zone_piano_7]</text:span></text:p>
          </table:table-cell>
          <table:covered-table-cell/>
        </table:table-row>
        <table:table-row>
          <table:table-cell table:style-name="Tabella2.A1" table:number-columns-spanned="2" office:value-type="string">
            <text:p text:style-name="P37"/>
          </table:table-cell>
          <table:covered-table-cell/>
        </table:table-row>
        <table:table-row>
          <table:table-cell table:style-name="Tabella2.A1" table:number-columns-spanned="2" office:value-type="string">
            <text:p text:style-name="P3">tipo di intervento: <text:span text:style-name="T9">art. 21Bis <text:s text:c="2"/>comma 1 lettera ___________legge regionale 16/2008 </text:span></text:p>
          </table:table-cell>
          <table:covered-table-cell/>
        </table:table-row>
        <table:table-row>
          <table:table-cell table:style-name="Tabella2.A1" table:number-columns-spanned="2" office:value-type="string">
            <text:p text:style-name="P5"/>
          </table:table-cell>
          <table:covered-table-cell/>
        </table:table-row>
      </table:table>
      <text:p text:style-name="P5"><text:span text:style-name="T4"><text:s text:c="3"/></text:span><text:span text:style-name="T15"><text:s text:c="21"/></text:span></text:p>
      <text:p text:style-name="P35"><text:span text:style-name="T18">CONTROLLO</text:span></text:p>
      <text:p text:style-name="P10"/>
      <text:p text:style-name="P15"><text:span text:style-name="T13">□</text:span><text:span text:style-name="T8"> </text:span><text:span text:style-name="T1">titolarità del richiedente </text:span></text:p>
      <text:p text:style-name="P16"/>
      <text:p text:style-name="P15"><text:span text:style-name="T13">□</text:span><text:span text:style-name="T8"> </text:span><text:span text:style-name="T1">documento</text:span><text:span text:style-name="T1"> i</text:span><text:span text:style-name="T2">dentità richiedente</text:span></text:p>
      <text:p text:style-name="P21"><text:bookmark-start text:name="Controllo6"/></text:p>
      <text:p text:style-name="P15"><text:bookmark-end text:name="Controllo6"/><text:span text:style-name="T2">□</text:span><text:span text:style-name="T1"> </text:span><text:span text:style-name="T1">documento identità </text:span><text:span text:style-name="T2">tecnico </text:span></text:p>
      <text:p text:style-name="P11"/>
      <text:p text:style-name="P11"><text:span text:style-name="T12">□</text:span><text:span text:style-name="T7"> v</text:span><text:span text:style-name="T7">ersamento diritti di segreteria<text:tab/></text:span></text:p>
      <text:p text:style-name="P12"/>
      <text:p text:style-name="P4">Documentazione impresa:</text:p>
      <text:p text:style-name="P22"><text:span text:style-name="T12">□ </text:span>Autocertificazione committente o responsabile dei lavori <text:tab/>□ <text:s text:c="2"/>doc identità <text:tab/>committente o resp. lavori</text:p>
      <text:p text:style-name="P22"><text:span text:style-name="T12">□</text:span> Necessità notifica<text:tab/><text:tab/><text:span text:style-name="T12">□ </text:span>no<text:tab/> <text:s/><text:span text:style-name="T12">□ </text:span>si<text:tab/><text:tab/> <text:s text:c="3"/><text:tab/>□ <text:s text:c="2"/>presenza notifica <text:tab/></text:p>
      <text:p text:style-name="P12"><text:span text:style-name="T11">□ </text:span><text:span text:style-name="T9">Autocertificazione impresa esecutrice Durc valido <text:tab/><text:tab/></text:span><text:span text:style-name="T11">□</text:span><text:span text:style-name="T9"> <text:s text:c="2"/>doc identità impresa </text:span><text:tab/></text:p>
      <text:p text:style-name="P12"/>
      <text:p text:style-name="P12">Relazione asseverata: <text:tab/></text:p>
      <text:p text:style-name="P28">per gli interventi di cui all'art. 21Bis comma 1 lettere b),c),d),e), ebis) h),m) della L.R. 16/08 e.s.m.i.</text:p>
      <text:p text:style-name="P14"><text:span text:style-name="T2">□ </text:span>rispetto delle norme urbanistico-edilizie, di quelle di sicurezza, di quelle in materia di strutture e di quelle igienico-sanitarie</text:p>
      <text:p text:style-name="P29"/>
      <text:p text:style-name="P29">per gli interventi di cui all'art. 21Bis comma 1 lettere f),g),i) della L.R. 16/08 e s.m.i.</text:p>
      <text:p text:style-name="P14"><text:span text:style-name="T2">□ </text:span>attestazione di conformità urbanistico-edilizia e alla normativa igienico sanitaria </text:p>
      <text:p text:style-name="P30">per gli interventi di cui all'art. 21Bis comma 1 lettere h della L.R. 16/08 e s.m.i. (parcheggi pertinenziali) </text:p>
      <text:p text:style-name="P14"><text:span text:style-name="T2">□ </text:span>atto di impegno ad asservire i parcheggi alle singole unità immobiliari</text:p>
      <text:p text:style-name="P30">per gli interventi di cui all'art. 21Bis comma 1 lettere m bis) della L.R. 16/08 e s.m.i.</text:p>
      <text:p text:style-name="P14"><text:span text:style-name="T2">□ </text:span>dati relativi all’impianto (frequenza, potenza irradiata dall’antenna e localizzazione)</text:p>
      <text:p text:style-name="P13"><text:span text:style-name="T12">□</text:span><text:span text:style-name="T11"> </text:span><text:span text:style-name="T9">copia della comunicazione inviata all’Agenzia Regionale per la Protezione dell’Ambiente Ligure (ARPAL) da effettuare contestualmente all’attivazione dell’impianto</text:span></text:p>
      <text:p text:style-name="P12"/>
      <text:p text:style-name="P12">Presenza Vincoli:<text:tab/><text:tab/></text:p>
      <text:p text:style-name="P22"><text:span text:style-name="T12">□</text:span> architettonico<text:tab/><text:tab/><text:tab/><text:tab/><text:tab/><text:tab/><text:span text:style-name="T12">□ </text:span>presente autorizzazione <text:tab/><text:span text:style-name="T2">□ </text:span><text:span text:style-name="T12">ininfluente</text:span></text:p>
      <text:p text:style-name="P22"><text:span text:style-name="T12">□</text:span> paesaggistico<text:tab/><text:tab/><text:tab/><text:tab/><text:tab/><text:tab/><text:span text:style-name="T12">□ </text:span>presente autorizzazione <text:tab/><text:span text:style-name="T2">□ </text:span><text:span text:style-name="T12">ininfluente</text:span><text:tab/></text:p>
      <text:p text:style-name="P22"><text:span text:style-name="T12">□</text:span> idrogeologico <text:tab/><text:tab/><text:tab/><text:tab/><text:tab/><text:span text:style-name="T12">□ </text:span>presente autorizzazione <text:tab/><text:span text:style-name="T2">□ </text:span><text:span text:style-name="T12">ininfluente</text:span><text:tab/></text:p>
      <text:p text:style-name="P22"><text:soft-page-break/><text:span text:style-name="T12">□ vigili del fuoco <text:tab/><text:tab/><text:tab/><text:tab/><text:tab/>□ presente autorizzazione <text:tab/></text:span><text:span text:style-name="T2">□ </text:span><text:span text:style-name="T12">ininfluente</text:span></text:p>
      <text:p text:style-name="P22"><text:span text:style-name="T12">□</text:span> altri<text:tab/>___________________________ <text:tab/> <text:s/><text:tab/><text:span text:style-name="T12">□ </text:span>presente autorizzazione <text:tab/><text:span text:style-name="T2">□ </text:span><text:span text:style-name="T12">ininfluente</text:span><text:tab/></text:p>
      <text:p text:style-name="P12"/>
      <text:p text:style-name="P12">Piani di bacino<text:tab/></text:p>
      <text:p text:style-name="P12"><text:span text:style-name="T11">□ fascia di esondabilità <text:tab/></text:span><text:tab/><text:tab/><text:tab/><text:tab/><text:span text:style-name="T11">□ </text:span><text:span text:style-name="T9">presente autorizzazione <text:tab/></text:span><text:span text:style-name="T12">□ </text:span><text:span text:style-name="T11">ininfluente</text:span><text:tab/><text:tab/></text:p>
      <text:p text:style-name="P12"><text:span text:style-name="T11">□ suscettività<text:tab/><text:tab/></text:span><text:tab/><text:tab/><text:tab/><text:tab/><text:span text:style-name="T11">□ </text:span><text:span text:style-name="T9">presente autorizzazione <text:tab/></text:span><text:span text:style-name="T12">□ </text:span><text:span text:style-name="T11">ininfluente</text:span><text:tab/><text:tab/></text:p>
      <text:p text:style-name="P12"/>
      <text:p text:style-name="P12">Pareri:</text:p>
      <text:p text:style-name="P22">□ Qualità e Dotazioni Urbane <text:s text:c="11"/><text:tab/> <text:s text:c="6"/><text:tab/><text:tab/><text:span text:style-name="T12">□ </text:span>presente <text:s/><text:tab/><text:span text:style-name="T12">□ non necessario</text:span></text:p>
      <text:p text:style-name="P22">□ Polizia Municipale <text:s text:c="15"/><text:tab/> <text:s/><text:tab/> <text:s text:c="6"/><text:tab/><text:tab/><text:span text:style-name="T12">□ </text:span>presente <text:s/><text:tab/><text:span text:style-name="T12">□ non necessario</text:span></text:p>
      <text:p text:style-name="P22">□ Servizio Patrimonio <text:s text:c="14"/><text:tab/> <text:s/><text:tab/> <text:s text:c="6"/><text:tab/><text:tab/>□ presente <text:s/><text:tab/>□ non necessario</text:p>
      <text:p text:style-name="P22">□ Commissione Edilizia <text:s text:c="16"/><text:tab/> <text:s text:c="6"/><text:tab/><text:tab/>□ presente <text:s/><text:tab/>□ non necessario</text:p>
      <text:p text:style-name="P22"/>
      <text:p text:style-name="P12">Allegati: </text:p>
      <text:p text:style-name="P22">□ tavole grafiche <text:tab/><text:tab/><text:tab/><text:tab/><text:tab/><text:tab/><text:tab/>□ presente <text:s/><text:tab/>□ non necessario</text:p>
      <text:p text:style-name="P22">□ documentazione fotografica<text:tab/><text:tab/><text:tab/><text:tab/><text:tab/><text:tab/>□ presente <text:s/><text:tab/>□ non necessario</text:p>
      <text:p text:style-name="P22">□ planimetria e visura catastale <text:tab/><text:tab/><text:tab/><text:tab/><text:tab/><text:tab/>□ presente <text:s/><text:tab/>□ non necessario</text:p>
      <text:p text:style-name="P22">□ calcoli statici<text:tab/> <text:tab/><text:tab/><text:tab/><text:tab/><text:tab/><text:tab/><text:tab/>□ presente <text:s/><text:tab/>□ non necessario</text:p>
      <text:p text:style-name="P22">□ documentazione abbattimento barriere architettoniche <text:s/><text:tab/><text:tab/>□ presente <text:s/><text:tab/>□ non necessario</text:p>
      <text:p text:style-name="P22">□ documentazione cadute dall'alto<text:tab/><text:tab/><text:tab/> <text:tab/><text:tab/>□ presente <text:s/><text:tab/>□ non necessario</text:p>
      <text:p text:style-name="P22">□ terre e rocce da scavo<text:tab/><text:tab/><text:tab/><text:tab/> <text:tab/><text:tab/><text:tab/>□ presente <text:s/><text:tab/>□ non necessario</text:p>
      <text:p text:style-name="P22">□ documentazione geologico geotecnica <text:tab/><text:tab/> <text:tab/><text:tab/>□ presente <text:s/><text:tab/>□ non necessario</text:p>
      <text:p text:style-name="P22">□ conteggio oneri<text:tab/><text:tab/><text:tab/><text:tab/><text:tab/> <text:tab/><text:tab/>□ presente <text:s/><text:tab/>□ non necessario</text:p>
      <text:p text:style-name="P22">□ parcheggi pertinenziali pubblici e privati art 9 e 10 St1 PUC <text:tab/><text:tab/>□ presente <text:s/><text:tab/>□ non necessario</text:p>
      <text:p text:style-name="P22">□ standard urbanistici e eventuale monetizzazione <text:tab/> <text:tab/><text:tab/>□ presente <text:s/><text:tab/>□ non necessario</text:p>
      <text:p text:style-name="P22">□ ISTAT<text:tab/><text:tab/><text:tab/><text:tab/><text:tab/> <text:tab/> <text:tab/><text:tab/>□ presente <text:s/><text:tab/>□ non necessario</text:p>
      <text:p text:style-name="P22"><text:span text:style-name="T12">□ </text:span>schema impianto elettrico<text:tab/><text:tab/><text:tab/><text:tab/><text:tab/><text:tab/>□ presente <text:s/><text:tab/>□ non necessario<text:tab/></text:p>
      <text:p text:style-name="P12"><text:span text:style-name="T9">□ progetto impianto riscaldamento</text:span><text:tab/><text:tab/><text:tab/><text:tab/><text:tab/><text:span text:style-name="T9">□ presente <text:s/><text:tab/>□ non necessario </text:span></text:p>
      <text:p text:style-name="P12"><text:span text:style-name="T9"><text:tab/><text:tab/><text:tab/><text:tab/><text:tab/><text:tab/><text:tab/><text:tab/><text:tab/></text:span><text:span text:style-name="T11">□ conforme <text:tab/>□ con deroga </text:span></text:p>
      <text:p text:style-name="P22">□ altro<text:tab/>___________________________<text:tab/><text:tab/><text:tab/><text:tab/>□ <text:tab/> <text:s/><text:tab/>□ </text:p>
      <text:p text:style-name="P22"/>
      <text:p text:style-name="P23"><text:span text:style-name="T11">□</text:span><text:span text:style-name="T9"> <text:s/></text:span>RILEVATA INADEGUATEZZA/INCOMPLETEZZA</text:p>
      <text:p text:style-name="P7">prot. <text:s text:c="21"/>del <text:s/></text:p>
      <text:p text:style-name="P7">motivazione: </text:p>
      <text:p text:style-name="P8"><text:span text:style-name="T16">□ </text:span>predisposta lettera di sospensione che si allega alla presente</text:p>
      <text:p text:style-name="P8"/>
      <text:p text:style-name="P24">□ <text:s/>INTEGRATA </text:p>
      <text:p text:style-name="P7">prot. <text:s text:c="21"/>del <text:s/></text:p>
      <text:p text:style-name="P25"/>
      <text:p text:style-name="P26"><text:span text:style-name="T13">□</text:span><text:span text:style-name="T14"> <text:s/>INEFFICACIA</text:span></text:p>
      <text:p text:style-name="P7">prot. <text:s text:c="21"/>del <text:s/></text:p>
      <text:p text:style-name="P7">motivazione: </text:p>
      <text:p text:style-name="P8"><text:span text:style-name="T16">□ </text:span>predisposta lettera di inefficacia che si allega alla presente</text:p>
      <text:p text:style-name="P7"/>
      <text:p text:style-name="P23">□ inviato agli ATTI</text:p>
      <text:p text:style-name="P7"/>
      <text:p text:style-name="P25">ANNOTAZIONI: </text:p>
      <text:p text:style-name="P25"/>
      <text:p text:style-name="P25"/>
      <text:p text:style-name="P9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7">Savona, <text:modification-date style:data-style-name="N75">28 nov 2014</text:modification-date></text:p>
            <text:p text:style-name="P17"/>
          </table:table-cell>
          <table:table-cell table:style-name="Tabella1.A1" office:value-type="string">
            <text:p text:style-name="P19"/>
          </table:table-cell>
        </table:table-row>
        <table:table-row table:style-name="Tabella1.1">
          <table:table-cell table:style-name="Tabella1.A1" office:value-type="string">
            <text:p text:style-name="P20"/>
          </table:table-cell>
          <table:table-cell table:style-name="Tabella1.A1" office:value-type="string">
            <text:p text:style-name="P18">L’istruttore tecnico</text:p>
            <text:p text:style-name="P18">[istruttore]</text:p>
          </table:table-cell>
        </table:table-row>
      </table:table>
      <text:p text:style-name="P27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Normal_20__28_Web_29_1" style:display-name="WW-Normal (Web)1" style:family="paragraph" style:parent-style-name="Standard">
      <style:paragraph-properties fo:margin-top="0.176cm" fo:margin-bottom="0.21cm" fo:orphans="2" fo:widows="2" fo:hyphenation-ladder-count="no-limit"/>
      <style:text-properties fo:font-size="12pt" style:font-size-asian="12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78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44M15S</meta:editing-duration>
    <meta:editing-cycles>31</meta:editing-cycles>
    <meta:generator>OpenOffice/4.1.0$Win32 OpenOffice.org_project/410m18$Build-9764</meta:generator>
    <dc:date>2014-11-28T09:59:03.84</dc:date>
    <meta:print-date>2013-07-25T10:14:37.67</meta:print-date>
    <meta:document-statistic meta:table-count="2" meta:image-count="0" meta:object-count="0" meta:page-count="2" meta:paragraph-count="81" meta:word-count="531" meta:character-count="4217"/>
    <meta:user-defined meta:name="Info 1"/>
    <meta:user-defined meta:name="Info 2"/>
    <meta:user-defined meta:name="Info 3"/>
    <meta:user-defined meta:name="Info 4"/>
  </office:meta>
</office:document-meta>
</file>